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Resources.toPDFString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PDFResources.addGState( PDFGState 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sources.getICCColorSpaceByProfileName(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Resources.addXObject( PDFXObject x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sources.addPattern( PDFPattern the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sources.addColorSpace( PDFICCBasedColorSpace color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Resources.addShading( PDFShading theSha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sources.addFonts( PDFDocument doc , FontInfo fontInf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DFResources.addFont( PDFFont fo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sources.getColorSpa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Resources.PDFResources( int obj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